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9*"/>
    </style:style>
    <style:style style:name="Table1.B" style:family="table-column">
      <style:table-column-properties style:column-width="23.229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25.929cm" fo:margin-left="0cm" fo:margin-right="1.577cm" table:align="margins"/>
    </style:style>
    <style:style style:name="Таблица1.A" style:family="table-column">
      <style:table-column-properties style:column-width="16.309cm" style:rel-column-width="41221*"/>
    </style:style>
    <style:style style:name="Таблица1.B" style:family="table-column">
      <style:table-column-properties style:column-width="9.6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B4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style:font-name="Cambria" fo:language="ru" fo:country="RU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Text_20_body">
      <style:text-properties style:font-name="Cambria" fo:language="ru" fo:country="RU" fo:font-style="normal" style:font-style-asian="normal" style:font-style-complex="normal"/>
    </style:style>
    <style:style style:name="P7" style:family="paragraph" style:parent-style-name="Text_20_body">
      <style:text-properties style:font-name="Cambria" fo:language="ru" fo:country="RU" fo:font-style="normal" style:font-name-asian="Times New Roman3" style:font-style-asian="normal" style:font-name-complex="Times New Roman3" style:font-style-complex="normal"/>
    </style:style>
    <style:style style:name="P8" style:family="paragraph" style:parent-style-name="Text_20_body">
      <style:text-properties style:font-name="Cambria" fo:language="en" fo:country="US"/>
    </style:style>
    <style:style style:name="P9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11" style:family="paragraph" style:parent-style-name="Text_20_body">
      <style:text-properties style:font-name="Cambria" fo:language="en" fo:country="US" fo:font-style="normal" style:font-name-asian="Times New Roman3" style:font-style-asian="normal" style:font-name-complex="Times New Roman3" style:font-style-complex="normal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2">
      <style:paragraph-properties fo:text-align="start" style:justify-single-word="false"/>
      <style:text-properties style:font-name="Cambria" fo:language="ru" fo:country="RU"/>
    </style:style>
    <style:style style:name="P14" style:family="paragraph" style:parent-style-name="Text_20_body" style:list-style-name="L2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normal" style:font-style-asian="normal" style:font-style-complex="normal"/>
    </style:style>
    <style:style style:name="T3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4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font-weight="bold" style:font-weight-asian="bold" style:font-weight-complex="bold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fo:font-style="normal" style:font-style-asian="normal" style:font-style-complex="normal"/>
    </style:style>
    <style:style style:name="T12" style:family="text">
      <style:text-properties fo:language="ru" fo:country="RU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3"><draw:image xlink:href="../images/3114.png" xlink:type="simple" xlink:show="embed" xlink:actuate="onLoad"/></draw:frame></text:p>
          </table:table-cell>
          <table:table-cell table:style-name="Table1.B1" office:value-type="string">
            <text:h text:style-name="P3" text:outline-level="1">Идеальный трансформатор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СЛАУ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3.701cm" svg:height="2.799cm" draw:z-index="0"><draw:image xlink:href="../images/3114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9">Блок представляет собой модель <text:span text:style-name="T8">идеального трансформатора, описываемого следующей системой уравнений:</text:span></text:p>
            <text:p text:style-name="P6"><draw:frame draw:style-name="fr3" draw:name="Объект4" text:anchor-type="as-char" svg:width="4.251cm" svg:height="1.393cm" draw:z-index="1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text:p text:style-name="P9">где:</text:p>
            <text:p text:style-name="P6"><text:span text:style-name="T1"><draw:frame draw:style-name="fr3" draw:name="Объект1" text:anchor-type="as-char" svg:width="0.485cm" svg:height="0.549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– </text:span>коэффициент трансформации;</text:p>
            <text:p text:style-name="P5"><text:span text:style-name="T2"><draw:frame draw:style-name="fr3" draw:name="Объект2" text:anchor-type="as-char" svg:width="1.494cm" svg:height="0.621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– </text:span><text:span text:style-name="T7">входное напряжение</text:span><text:span text:style-name="T2">;</text:span></text:p>
            <text:p text:style-name="P5"><text:span text:style-name="T2"><draw:frame draw:style-name="fr3" draw:name="Объект5" text:anchor-type="as-char" svg:width="1.692cm" svg:height="0.621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">– </text:span><text:span text:style-name="T7">выходное напряжение</text:span><text:span text:style-name="T2">;</text:span></text:p>
            <text:p text:style-name="P5"><text:span text:style-name="T2"><draw:frame draw:style-name="fr3" draw:name="Объект6" text:anchor-type="as-char" svg:width="1.332cm" svg:height="0.621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text:span text:style-name="T2">– </text:span><text:span text:style-name="T7">ток в первичной обмотке;</text:span></text:p>
            <text:p text:style-name="P5"><text:span text:style-name="T2"><draw:frame draw:style-name="fr3" draw:name="Объект7" text:anchor-type="as-char" svg:width="1.528cm" svg:height="0.62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2">– </text:span><text:span text:style-name="T7">ток во вторичной обмотке.</text:span></text:p>
            <text:p text:style-name="P5"><text:span text:style-name="T7">Данная система уравнений может быть представлена как два взаимосвязанных узла. <text:s/>Структура модели идеального трансформатора представлена на рисунке 1</text:span><text:span text:style-name="T2">:</text:span></text:p>
            <text:p text:style-name="P10"><text:soft-page-break/><draw:frame draw:style-name="fr2" draw:name="Графический объект3" text:anchor-type="as-char" svg:width="19.001cm" svg:height="11.67cm" draw:z-index="7"><draw:image xlink:href="../images/3114_ris_1.png" xlink:type="simple" xlink:show="embed" xlink:actuate="onLoad"/></draw:frame></text:p>
            <text:p text:style-name="P10">Рисунок 1 – Внутренняя структура блока «<text:span text:style-name="T8">Идеальный трансформатор</text:span>»</text:p>
            <text:p text:style-name="P4"><text:span text:style-name="T9">Свойство</text:span><text:span text:style-name="T8">:</text:span></text:p>
            <text:list xml:id="list3198861685587114342" text:style-name="L1">
              <text:list-item>
                <text:p text:style-name="P12"><text:span text:style-name="T7">Коэффициент трансформации – число </text:span><text:span text:style-name="T7"><draw:frame draw:style-name="fr3" draw:name="Объект3" text:anchor-type="as-char" svg:width="0.485cm" svg:height="0.549cm" draw:z-index="9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7">.</text:span></text:p>
              </text:list-item>
              <text:list-item>
                <text:p text:style-name="P12"><text:span text:style-name="T2">Сопротивление </text:span><text:span text:style-name="T7">шунта</text:span><text:span text:style-name="T2">, Ом</text:span> – число, задающее значение сопротивления шунта.</text:p>
              </text:list-item>
              <text:list-item>
                <text:p text:style-name="P12">Начальное напряжение узла, В – начальное условие по напряжению.</text:p>
              </text:list-item>
            </text:list>
            <text:p text:style-name="P4"><text:span text:style-name="T13">Примеры</text:span> заполнения <text:span text:style-name="T8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4"><text:span text:style-name="T9">Числовое</text:span><text:span text:style-name="T8"> задание </text:span><text:span text:style-name="T8">свойств</text:span><text:span text:style-name="T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нт трансформации</text:p>
                </table:table-cell>
                <table:table-cell table:style-name="Таблица1.B3" office:value-type="float" office:value="3">
                  <text:p text:style-name="P4">3</text:p>
                </table:table-cell>
              </table:table-row>
              <table:table-row>
                <table:table-cell table:style-name="Таблица1.A3" office:value-type="string">
                  <text:p text:style-name="P11">Сопротивление <text:span text:style-name="T8">шунта</text:span>, Ом</text:p>
                </table:table-cell>
                <table:table-cell table:style-name="Таблица1.B4" office:value-type="string">
                  <text:p text:style-name="P4">[<text:span text:style-name="T1">1e</text:span><text:span text:style-name="T8">12</text:span>]</text:p>
                </table:table-cell>
              </table:table-row>
              <table:table-row>
                <table:table-cell table:style-name="Таблица1.A3" office:value-type="string">
                  <text:p text:style-name="P7">Начальное напряжение узла, В</text:p>
                </table:table-cell>
                <table:table-cell table:style-name="Таблица1.B4" office:value-type="string">
                  <text:p text:style-name="P4">0.5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4"><text:span text:style-name="T14">Именованное</text:span><text:span text:style-name="T13"> задание </text:span><text:span text:style-name="T12">свойств</text:span><text:span text:style-name="T13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4">Название</text:p>
                </table:table-cell>
                <table:table-cell table:style-name="Таблица1.B2" office:value-type="string">
                  <text:p text:style-name="P4">Значение</text:p>
                </table:table-cell>
              </table:table-row>
              <table:table-row>
                <table:table-cell table:style-name="Таблица1.A3" office:value-type="string">
                  <text:p text:style-name="P7">Коэффициент трансформации</text:p>
                </table:table-cell>
                <table:table-cell table:style-name="Таблица1.B4" office:value-type="string">
                  <text:p text:style-name="P8">k_transf</text:p>
                </table:table-cell>
              </table:table-row>
              <table:table-row>
                <table:table-cell table:style-name="Таблица1.A3" office:value-type="string">
                  <text:p text:style-name="P11">Сопротивление <text:span text:style-name="T8">шунта</text:span>, Ом</text:p>
                </table:table-cell>
                <table:table-cell table:style-name="Таблица1.B4" office:value-type="string">
                  <text:p text:style-name="P8">Rsh_1<text:soft-page-break/></text:p>
                </table:table-cell>
              </table:table-row>
              <table:table-row>
                <table:table-cell table:style-name="Таблица1.A3" office:value-type="string">
                  <text:p text:style-name="P7">Начальное напряжение узла, В</text:p>
                </table:table-cell>
                <table:table-cell table:style-name="Таблица1.B4" office:value-type="string">
                  <text:p text:style-name="P8">U_0</text:p>
                </table:table-cell>
              </table:table-row>
            </table:table>
            <text:p text:style-name="P4"><text:span text:style-name="T14">Примечани</text:span><text:span text:style-name="T9">я</text:span>:</text:p>
            <text:list xml:id="list286191170744911216" text:style-name="L2">
              <text:list-item>
                <text:p text:style-name="P14"><text:span text:style-name="T8">Свойства блока могуть быть только </text:span><text:span text:style-name="T10">скалярными</text:span><text:span text:style-name="T11"> величинами</text:span><text:span text:style-name="T7">.</text:span></text:p>
              </text:list-item>
              <text:list-item>
                <text:p text:style-name="P13"><text:span text:style-name="T2">Именованное свойство задается как </text:span><text:span text:style-name="T5">локальная</text:span><text:span text:style-name="T2"> переменная модели (или субмодели) во вкладке </text:span><text:span text:style-name="T5">Параметры</text:span><text:span text:style-name="T2"> или как глобальный сигнал проекта при помощи пункта главного меню </text:span><text:span text:style-name="T5">Графика</text:span><text:span text:style-name="T2"> </text:span><text:span text:style-name="T3">→</text:span><text:span text:style-name="T4"> </text:span><text:span text:style-name="T6">Сигналы</text:span><text:span text:style-name="T2">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деальный трансформатор</dc:title>
    <dc:date>2015-01-12T17:05:23.52</dc:date>
    <meta:generator>OpenOffice/4.1.1$Win32 OpenOffice.org_project/411m6$Build-9775</meta:generator>
    <meta:editing-duration>PT3H36M25S</meta:editing-duration>
    <meta:editing-cycles>100</meta:editing-cycles>
    <meta:document-statistic meta:table-count="2" meta:image-count="3" meta:object-count="7" meta:page-count="3" meta:paragraph-count="43" meta:word-count="167" meta:character-count="124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k</mi>
    </mrow>
    <annotation encoding="StarMath 5.0">k</annotation>
  </semantics>
</math>
</file>

<file path=Object 2/content.xml><?xml version="1.0" encoding="utf-8"?>
<math xmlns="http://www.w3.org/1998/Math/MathML">
  <semantics>
    <mrow>
      <msub>
        <mi>U</mi>
        <mrow>
          <mi>i</mi>
          <mi>n</mi>
        </mrow>
      </msub>
      <mrow>
        <mo stretchy="false">(</mo>
        <mrow>
          <mi>t</mi>
        </mrow>
        <mo stretchy="false">)</mo>
      </mrow>
    </mrow>
    <annotation encoding="StarMath 5.0">U_{i n}(t)</annotation>
  </semantics>
</math>
</file>

<file path=Object 3/content.xml><?xml version="1.0" encoding="utf-8"?>
<math xmlns="http://www.w3.org/1998/Math/MathML">
  <semantics>
    <mrow>
      <msub>
        <mi>U</mi>
        <mrow>
          <mi>o</mi>
          <mi>u</mi>
          <mi>t</mi>
        </mrow>
      </msub>
      <mrow>
        <mo stretchy="false">(</mo>
        <mrow>
          <mi>t</mi>
        </mrow>
        <mo stretchy="false">)</mo>
      </mrow>
    </mrow>
    <annotation encoding="StarMath 5.0">U_{o u t}(t)</annotation>
  </semantics>
</math>
</file>

<file path=Object 4/content.xml><?xml version="1.0" encoding="utf-8"?>
<math xmlns="http://www.w3.org/1998/Math/MathML">
  <semantics>
    <mrow>
      <mi>k</mi>
    </mrow>
    <annotation encoding="StarMath 5.0">k</annotation>
  </semantics>
</math>
</file>

<file path=Object 5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row>
                      <msub>
                        <mi>U</mi>
                        <mrow>
                          <mi>i</mi>
                          <mi>n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i>k</mi>
                      <mo stretchy="false">⋅</mo>
                      <msub>
                        <mi>U</mi>
                        <mrow>
                          <mi>o</mi>
                          <mi>u</mi>
                          <mi>t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,</mi>
                </mrow>
              </mtd>
            </mtr>
            <mtr>
              <mtd>
                <mrow>
                  <mrow>
                    <mrow>
                      <msub>
                        <mi>I</mi>
                        <mrow>
                          <mi>o</mi>
                          <mi>u</mi>
                          <mi>t</mi>
                        </mrow>
                      </msub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</mrow>
                    <mo stretchy="false">=</mo>
                    <mrow>
                      <mi>k</mi>
                      <mo stretchy="false">⋅</mo>
                      <msub>
                        <mi>I</mi>
                        <mrow>
                          <mi>i</mi>
                          <mi>n</mi>
                        </mrow>
                      </msub>
                    </mrow>
                  </mrow>
                  <mrow>
                    <mo stretchy="false">(</mo>
                    <mrow>
                      <mi>t</mi>
                    </mrow>
                    <mo stretchy="false">)</mo>
                  </mrow>
                  <mi>;</mi>
                </mrow>
              </mtd>
            </mtr>
          </mtable>
        </mrow>
      </mrow>
    </mrow>
    <annotation encoding="StarMath 5.0">left lbrace stack{
alignl {U_{i n}(t)} = k cdot U_{o u t}(t), #
alignl {I_{o u t}(t)} = k cdot I_{i n}(t);  }
right none
</annotation>
  </semantics>
</math>
</file>

<file path=Object 6/content.xml><?xml version="1.0" encoding="utf-8"?>
<math xmlns="http://www.w3.org/1998/Math/MathML">
  <semantics>
    <mrow>
      <msub>
        <mi>I</mi>
        <mrow>
          <mi>i</mi>
          <mi>n</mi>
        </mrow>
      </msub>
      <mrow>
        <mo stretchy="false">(</mo>
        <mrow>
          <mi>t</mi>
        </mrow>
        <mo stretchy="false">)</mo>
      </mrow>
    </mrow>
    <annotation encoding="StarMath 5.0">I_{i n}(t)</annotation>
  </semantics>
</math>
</file>

<file path=Object 7/content.xml><?xml version="1.0" encoding="utf-8"?>
<math xmlns="http://www.w3.org/1998/Math/MathML">
  <semantics>
    <mrow>
      <msub>
        <mi>I</mi>
        <mrow>
          <mi>o</mi>
          <mi>u</mi>
          <mi>t</mi>
        </mrow>
      </msub>
      <mrow>
        <mo stretchy="false">(</mo>
        <mrow>
          <mi>t</mi>
        </mrow>
        <mo stretchy="false">)</mo>
      </mrow>
    </mrow>
    <annotation encoding="StarMath 5.0">I_{o u t}(t)</annotation>
  </semantics>
</math>
</file>